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wiss"/>
    <style:font-face style:name="MS Gothic2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889in" fo:margin-left="0.25in" fo:margin-top="0in" fo:margin-bottom="0in" table:align="left" style:writing-mode="lr-tb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3.0563in"/>
    </style:style>
    <style:style style:name="Table1.C" style:family="table-column">
      <style:table-column-properties style:column-width="1.1111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fo:background-color="#f2f2f2" fo:padding-left="0.0035in" fo:padding-right="0.0035in" fo:padding-top="0in" fo:padding-bottom="0in" fo:border="0.5pt solid #cccccc">
        <style:background-image/>
      </style:table-cell-properties>
    </style:style>
    <style:style style:name="Table1.A2" style:family="table-cell">
      <style:table-cell-properties fo:padding-left="0.0035in" fo:padding-right="0.0035in" fo:padding-top="0in" fo:padding-bottom="0in" fo:border="0.5pt solid #cccccc"/>
    </style:style>
    <style:style style:name="Table1.B2" style:family="table-cell">
      <style:table-cell-properties fo:padding-left="0.0035in" fo:padding-right="0.0035in" fo:padding-top="0in" fo:padding-bottom="0in" fo:border="0.5pt solid #cccccc"/>
    </style:style>
    <style:style style:name="Table1.C2" style:family="table-cell">
      <style:table-cell-properties fo:padding-left="0.0035in" fo:padding-right="0.0035in" fo:padding-top="0in" fo:padding-bottom="0in" fo:border="0.5pt solid #cccccc"/>
    </style:style>
    <style:style style:name="Table1.D2" style:family="table-cell">
      <style:table-cell-properties fo:padding-left="0.0035in" fo:padding-right="0.0035in" fo:padding-top="0in" fo:padding-bottom="0in" fo:border="0.5pt solid #cccccc"/>
    </style:style>
    <style:style style:name="Table1.A3" style:family="table-cell">
      <style:table-cell-properties fo:padding-left="0.0035in" fo:padding-right="0.0035in" fo:padding-top="0in" fo:padding-bottom="0in" fo:border="0.5pt solid #cccccc"/>
    </style:style>
    <style:style style:name="Table1.B3" style:family="table-cell">
      <style:table-cell-properties fo:padding-left="0.0035in" fo:padding-right="0.0035in" fo:padding-top="0in" fo:padding-bottom="0in" fo:border="0.5pt solid #cccccc"/>
    </style:style>
    <style:style style:name="Table1.C3" style:family="table-cell">
      <style:table-cell-properties fo:padding-left="0.0035in" fo:padding-right="0.0035in" fo:padding-top="0in" fo:padding-bottom="0in" fo:border="0.5pt solid #cccccc"/>
    </style:style>
    <style:style style:name="Table1.D3" style:family="table-cell">
      <style:table-cell-properties fo:padding-left="0.0035in" fo:padding-right="0.0035in" fo:padding-top="0in" fo:padding-bottom="0in" fo:border="0.5pt solid #cccccc"/>
    </style:style>
    <style:style style:name="P1" style:family="paragraph" style:parent-style-name="Heading_20_1">
      <style:paragraph-properties fo:margin-top="0.0008in" fo:margin-bottom="0in" style:contextual-spacing="false"/>
    </style:style>
    <style:style style:name="P2" style:family="paragraph" style:parent-style-name="Heading_20_1">
      <style:paragraph-properties fo:margin-top="0.1398in" fo:margin-bottom="0in" style:contextual-spacing="false"/>
    </style:style>
    <style:style style:name="P3" style:family="paragraph" style:parent-style-name="Heading_20_1">
      <style:paragraph-properties fo:margin-top="0.139in" fo:margin-bottom="0in" style:contextual-spacing="false"/>
    </style:style>
    <style:style style:name="P4" style:family="paragraph" style:parent-style-name="Heading_20_1">
      <style:paragraph-properties fo:margin-top="0.1028in" fo:margin-bottom="0in" style:contextual-spacing="false"/>
    </style:style>
    <style:style style:name="P5" style:family="paragraph" style:parent-style-name="List_20_Paragraph" style:list-style-name="WWNum1">
      <style:paragraph-properties fo:margin-left="2.5583in" fo:margin-right="0in" fo:margin-top="0.1in" fo:margin-bottom="0in" style:contextual-spacing="false" fo:line-height="100%" fo:text-align="start" style:justify-single-word="false" fo:text-indent="-0.1728in" style:auto-text-indent="false">
        <style:tab-stops>
          <style:tab-stop style:position="2.5583in"/>
        </style:tab-stops>
      </style:paragraph-properties>
    </style:style>
    <style:style style:name="P6" style:family="paragraph" style:parent-style-name="List_20_Paragraph" style:list-style-name="WWNum2">
      <style:paragraph-properties fo:margin-left="0.1835in" fo:margin-right="0in" fo:margin-top="0.1244in" fo:margin-bottom="0in" style:contextual-spacing="false" fo:line-height="100%" fo:text-align="start" style:justify-single-word="false" fo:text-indent="-0.0945in" style:auto-text-indent="false">
        <style:tab-stops>
          <style:tab-stop style:position="0.1835in"/>
        </style:tab-stops>
      </style:paragraph-properties>
    </style:style>
    <style:style style:name="P7" style:family="paragraph" style:parent-style-name="List_20_Paragraph" style:list-style-name="WWNum2">
      <style:paragraph-properties fo:margin-left="0.1835in" fo:margin-right="0in" fo:margin-top="0.1161in" fo:margin-bottom="0in" style:contextual-spacing="false" fo:line-height="100%" fo:text-align="start" style:justify-single-word="false" fo:text-indent="-0.0945in" style:auto-text-indent="false">
        <style:tab-stops>
          <style:tab-stop style:position="0.1835in"/>
        </style:tab-stops>
      </style:paragraph-properties>
    </style:style>
    <style:style style:name="P8" style:family="paragraph" style:parent-style-name="Standard">
      <style:paragraph-properties fo:margin-left="0.089in" fo:margin-right="0in" fo:margin-top="0in" fo:margin-bottom="0in" style:contextual-spacing="false" fo:text-align="start" style:justify-single-word="false" fo:text-indent="0in" style:auto-text-indent="false"/>
    </style:style>
    <style:style style:name="P9" style:family="paragraph" style:parent-style-name="Standard">
      <style:paragraph-properties fo:margin-left="0.089in" fo:margin-right="0in" fo:margin-top="0.0327in" fo:margin-bottom="0in" style:contextual-spacing="false" fo:text-align="start" style:justify-single-word="false" fo:text-indent="0in" style:auto-text-indent="false"/>
    </style:style>
    <style:style style:name="P10" style:family="paragraph" style:parent-style-name="Standard">
      <style:paragraph-properties fo:margin-left="0.089in" fo:margin-right="0in" fo:margin-top="0.0311in" fo:margin-bottom="0in" style:contextual-spacing="false" fo:text-align="start" style:justify-single-word="false" fo:text-indent="0in" style:auto-text-indent="false"/>
    </style:style>
    <style:style style:name="P11" style:family="paragraph" style:parent-style-name="Standard">
      <style:paragraph-properties fo:margin-left="0.089in" fo:margin-right="0in" fo:margin-top="0.1465in" fo:margin-bottom="0in" style:contextual-spacing="false" fo:text-align="start" style:justify-single-word="false" fo:text-indent="0in" style:auto-text-indent="false"/>
    </style:style>
    <style:style style:name="P12" style:family="paragraph" style:parent-style-name="Standard">
      <style:paragraph-properties fo:margin-left="0.089in" fo:margin-right="0in" fo:margin-top="0.0819in" fo:margin-bottom="0in" style:contextual-spacing="false" fo:line-height="118%" fo:text-align="start" style:justify-single-word="false" fo:text-indent="0in" style:auto-text-indent="false"/>
    </style:style>
    <style:style style:name="P13" style:family="paragraph" style:parent-style-name="Table_20_Paragraph">
      <style:paragraph-properties fo:orphans="0" fo:widows="0"/>
    </style:style>
    <style:style style:name="P14" style:family="paragraph" style:parent-style-name="Table_20_Paragraph">
      <style:paragraph-properties fo:margin-left="0.0835in" fo:margin-right="-0.1in" fo:orphans="0" fo:widows="0" fo:text-indent="0in" style:auto-text-indent="false"/>
    </style:style>
    <style:style style:name="P15" style:family="paragraph" style:parent-style-name="Table_20_Paragraph">
      <style:paragraph-properties fo:margin-left="0.0925in" fo:margin-right="0in" fo:margin-top="0.0382in" fo:margin-bottom="0in" style:contextual-spacing="false" fo:orphans="0" fo:widows="0" fo:text-indent="0in" style:auto-text-indent="false"/>
    </style:style>
    <style:style style:name="P16" style:family="paragraph" style:parent-style-name="Table_20_Paragraph">
      <style:paragraph-properties fo:margin-left="0.2701in" fo:margin-right="0in" fo:orphans="0" fo:widows="0" fo:text-indent="0in" style:auto-text-indent="false"/>
    </style:style>
    <style:style style:name="P17" style:family="paragraph" style:parent-style-name="Table_20_Paragraph">
      <style:paragraph-properties fo:margin-left="0.0835in" fo:margin-right="-0.0701in" fo:orphans="0" fo:widows="0" fo:text-indent="0in" style:auto-text-indent="false"/>
    </style:style>
    <style:style style:name="P18" style:family="paragraph" style:parent-style-name="Table_20_Paragraph">
      <style:paragraph-properties fo:margin-left="0.0618in" fo:margin-right="0in" fo:margin-top="0.0382in" fo:margin-bottom="0in" style:contextual-spacing="false" fo:orphans="0" fo:widows="0" fo:text-indent="0in" style:auto-text-indent="false"/>
    </style:style>
    <style:style style:name="P19" style:family="paragraph" style:parent-style-name="Table_20_Paragraph">
      <style:paragraph-properties fo:margin-left="-0.0146in" fo:margin-right="0in" fo:orphans="0" fo:widows="0" fo:text-indent="0in" style:auto-text-indent="false"/>
      <style:text-properties officeooo:paragraph-rsid="001cf761"/>
    </style:style>
    <style:style style:name="P20" style:family="paragraph" style:parent-style-name="Text_20_body">
      <style:paragraph-properties fo:margin-left="0in" fo:margin-right="0in" fo:margin-top="0.1425in" fo:margin-bottom="0in" style:contextual-spacing="false" fo:text-indent="0in" style:auto-text-indent="false"/>
      <style:text-properties style:font-name="Arial" fo:font-size="18pt" fo:font-weight="bold" style:font-size-asian="18pt" style:font-weight-asian="bold"/>
    </style:style>
    <style:style style:name="P21" style:family="paragraph" style:parent-style-name="Text_20_body">
      <style:paragraph-properties fo:margin-left="0in" fo:margin-right="0in" fo:margin-top="0.1661in" fo:margin-bottom="0in" style:contextual-spacing="false" fo:text-indent="0in" style:auto-text-indent="false"/>
      <style:text-properties style:font-name="Arial" fo:font-size="13pt" fo:font-weight="bold" style:font-size-asian="13pt" style:font-weight-asian="bold"/>
    </style:style>
    <style:style style:name="P22" style:family="paragraph" style:parent-style-name="Text_20_body">
      <style:paragraph-properties fo:margin-left="0in" fo:margin-right="0in" fo:margin-top="0.0071in" fo:margin-bottom="0in" style:contextual-spacing="false" fo:text-indent="0in" style:auto-text-indent="false"/>
      <style:text-properties style:font-name="Arial" fo:font-size="6.5pt" fo:font-weight="bold" style:font-size-asian="6.5pt" style:font-weight-asian="bold"/>
    </style:style>
    <style:style style:name="P23" style:family="paragraph" style:parent-style-name="Text_20_body">
      <style:paragraph-properties fo:margin-top="0.0228in" fo:margin-bottom="0in" style:contextual-spacing="false"/>
    </style:style>
    <style:style style:name="P24" style:family="paragraph" style:parent-style-name="Text_20_body">
      <style:paragraph-properties fo:margin-left="0.089in" fo:margin-right="0.2366in" fo:margin-top="0.1236in" fo:margin-bottom="0in" style:contextual-spacing="false" fo:line-height="118%" fo:text-indent="0in" style:auto-text-indent="false"/>
    </style:style>
    <style:style style:name="P25" style:family="paragraph" style:parent-style-name="Text_20_body">
      <style:paragraph-properties fo:margin-left="0.089in" fo:margin-right="0.0984in" fo:margin-top="0.1236in" fo:margin-bottom="0in" style:contextual-spacing="false" fo:line-height="118%" fo:text-indent="0in" style:auto-text-indent="false"/>
    </style:style>
    <style:style style:name="P26" style:family="paragraph" style:parent-style-name="Text_20_body">
      <style:paragraph-properties fo:margin-top="0.1236in" fo:margin-bottom="0in" style:contextual-spacing="false" fo:line-height="118%"/>
    </style:style>
    <style:style style:name="P27" style:family="paragraph" style:parent-style-name="Text_20_body">
      <style:paragraph-properties fo:line-height="118%"/>
    </style:style>
    <style:style style:name="P28" style:family="paragraph" style:parent-style-name="Text_20_body">
      <style:paragraph-properties fo:margin-top="0.1244in" fo:margin-bottom="0in" style:contextual-spacing="false"/>
    </style:style>
    <style:style style:name="T1" style:family="text">
      <style:text-properties fo:color="#2b2b2b" loext:opacity="100%"/>
    </style:style>
    <style:style style:name="T2" style:family="text">
      <style:text-properties fo:color="#2b2b2b" loext:opacity="100%" fo:letter-spacing="-0.0035in"/>
    </style:style>
    <style:style style:name="T3" style:family="text">
      <style:text-properties fo:color="#2b2b2b" loext:opacity="100%" fo:letter-spacing="-0.0028in"/>
    </style:style>
    <style:style style:name="T4" style:family="text">
      <style:text-properties fo:color="#2b2b2b" loext:opacity="100%" fo:letter-spacing="-0.002in"/>
    </style:style>
    <style:style style:name="T5" style:family="text">
      <style:text-properties fo:color="#2b2b2b" loext:opacity="100%" fo:letter-spacing="-0.0016in"/>
    </style:style>
    <style:style style:name="T6" style:family="text">
      <style:text-properties fo:color="#1a1a1a" loext:opacity="100%"/>
    </style:style>
    <style:style style:name="T7" style:family="text">
      <style:text-properties fo:color="#1a1a1a" loext:opacity="100%" fo:letter-spacing="-0.0075in"/>
    </style:style>
    <style:style style:name="T8" style:family="text">
      <style:text-properties fo:color="#1a1a1a" loext:opacity="100%" fo:letter-spacing="-0.0028in"/>
    </style:style>
    <style:style style:name="T9" style:family="text">
      <style:text-properties fo:color="#1a1a1a" loext:opacity="100%" fo:letter-spacing="-0.0035in"/>
    </style:style>
    <style:style style:name="T10" style:family="text">
      <style:text-properties fo:color="#1a1a1a" loext:opacity="100%" fo:letter-spacing="-0.0016in"/>
    </style:style>
    <style:style style:name="T11" style:family="text">
      <style:text-properties fo:color="#1a1a1a" loext:opacity="100%" fo:letter-spacing="-0.0043in"/>
    </style:style>
    <style:style style:name="T12" style:family="text">
      <style:text-properties fo:color="#1a1a1a" loext:opacity="100%" fo:letter-spacing="-0.0063in"/>
    </style:style>
    <style:style style:name="T13" style:family="text">
      <style:text-properties fo:color="#1a1a1a" loext:opacity="100%" style:font-name="Arial" fo:font-size="13pt" fo:font-weight="bold" style:font-size-asian="13pt" style:font-weight-asian="bold"/>
    </style:style>
    <style:style style:name="T14" style:family="text">
      <style:text-properties fo:color="#1a1a1a" loext:opacity="100%" style:font-name="Arial" fo:font-size="13pt" fo:letter-spacing="-0.0035in" fo:font-weight="bold" style:font-size-asian="13pt" style:font-weight-asian="bold"/>
    </style:style>
    <style:style style:name="T15" style:family="text">
      <style:text-properties fo:color="#1a1a1a" loext:opacity="100%" style:font-name="Arial" fo:font-size="13pt" fo:letter-spacing="-0.0016in" fo:font-weight="bold" style:font-size-asian="13pt" style:font-weight-asian="bold"/>
    </style:style>
    <style:style style:name="T16" style:family="text">
      <style:text-properties fo:color="#333333" loext:opacity="100%" style:font-name="Arial" fo:font-size="11pt" fo:font-weight="bold" style:font-size-asian="11pt" style:font-weight-asian="bold"/>
    </style:style>
    <style:style style:name="T17" style:family="text">
      <style:text-properties fo:color="#333333" loext:opacity="100%" style:font-name="Arial" fo:font-size="11pt" fo:letter-spacing="-0.0063in" fo:font-weight="bold" style:font-size-asian="11pt" style:font-weight-asian="bold"/>
    </style:style>
    <style:style style:name="T18" style:family="text">
      <style:text-properties fo:color="#333333" loext:opacity="100%" style:font-name="Arial" fo:font-size="11pt" fo:letter-spacing="-0.0047in" fo:font-weight="bold" style:font-size-asian="11pt" style:font-weight-asian="bold"/>
    </style:style>
    <style:style style:name="T19" style:family="text">
      <style:text-properties fo:color="#333333" loext:opacity="100%" style:font-name="Arial" fo:font-size="11pt" fo:letter-spacing="-0.002in" fo:font-weight="bold" style:font-size-asian="11pt" style:font-weight-asian="bold"/>
    </style:style>
    <style:style style:name="T20" style:family="text">
      <style:text-properties fo:color="#333333" loext:opacity="100%" style:font-name="Arial" fo:font-size="11pt" fo:letter-spacing="-0.002in" fo:font-style="italic" style:font-size-asian="11pt" style:font-style-asian="italic"/>
    </style:style>
    <style:style style:name="T21" style:family="text">
      <style:text-properties fo:color="#333333" loext:opacity="100%" style:font-name="Arial" fo:font-size="11pt" fo:font-style="italic" style:font-size-asian="11pt" style:font-style-asian="italic"/>
    </style:style>
    <style:style style:name="T22" style:family="text">
      <style:text-properties fo:color="#333333" loext:opacity="100%" style:font-name="Arial" fo:font-size="11pt" fo:letter-spacing="-0.0016in" fo:font-style="italic" style:font-size-asian="11pt" style:font-style-asian="italic"/>
    </style:style>
    <style:style style:name="T23" style:family="text">
      <style:text-properties fo:color="#333333" loext:opacity="100%" style:font-name="Arial" fo:font-weight="bold" style:font-weight-asian="bold"/>
    </style:style>
    <style:style style:name="T24" style:family="text">
      <style:text-properties fo:color="#333333" loext:opacity="100%" style:font-name="Arial" fo:letter-spacing="-0.0043in" fo:font-weight="bold" style:font-weight-asian="bold"/>
    </style:style>
    <style:style style:name="T25" style:family="text">
      <style:text-properties fo:color="#333333" loext:opacity="100%" fo:font-size="11pt" style:font-size-asian="11pt"/>
    </style:style>
    <style:style style:name="T26" style:family="text">
      <style:text-properties fo:color="#333333" loext:opacity="100%" fo:font-size="11pt" fo:letter-spacing="-0.0063in" style:font-size-asian="11pt"/>
    </style:style>
    <style:style style:name="T27" style:family="text">
      <style:text-properties fo:color="#333333" loext:opacity="100%" fo:font-size="11pt" fo:letter-spacing="-0.0016in" style:font-size-asian="11pt"/>
    </style:style>
    <style:style style:name="T28" style:family="text">
      <style:text-properties fo:color="#333333" loext:opacity="100%" fo:font-size="11pt" fo:letter-spacing="-0.0055in" style:font-size-asian="11pt"/>
    </style:style>
    <style:style style:name="T29" style:family="text">
      <style:text-properties fo:color="#333333" loext:opacity="100%" fo:font-size="11pt" fo:letter-spacing="-0.0035in" style:font-size-asian="11pt"/>
    </style:style>
    <style:style style:name="T30" style:family="text">
      <style:text-properties fo:color="#333333" loext:opacity="100%" fo:font-size="11pt" fo:letter-spacing="-0.0043in" style:font-size-asian="11pt"/>
    </style:style>
    <style:style style:name="T31" style:family="text">
      <style:text-properties fo:color="#333333" loext:opacity="100%" fo:font-size="11pt" fo:letter-spacing="-0.0047in" style:font-size-asian="11pt"/>
    </style:style>
    <style:style style:name="T32" style:family="text">
      <style:text-properties fo:color="#333333" loext:opacity="100%" fo:font-size="11pt" fo:letter-spacing="-0.002in" style:font-size-asian="11pt"/>
    </style:style>
    <style:style style:name="T33" style:family="text">
      <style:text-properties fo:color="#333333" loext:opacity="100%"/>
    </style:style>
    <style:style style:name="T34" style:family="text">
      <style:text-properties fo:color="#333333" loext:opacity="100%" fo:letter-spacing="-0.0043in"/>
    </style:style>
    <style:style style:name="T35" style:family="text">
      <style:text-properties fo:color="#333333" loext:opacity="100%" fo:letter-spacing="-0.0035in"/>
    </style:style>
    <style:style style:name="T36" style:family="text">
      <style:text-properties fo:color="#333333" loext:opacity="100%" style:font-name="Symbol"/>
    </style:style>
    <style:style style:name="T37" style:family="text">
      <style:text-properties fo:color="#333333" loext:opacity="100%" style:font-name="Times New Roman"/>
    </style:style>
    <style:style style:name="T38" style:family="text">
      <style:text-properties fo:color="#333333" loext:opacity="100%" fo:letter-spacing="-0.0016in"/>
    </style:style>
    <style:style style:name="T39" style:family="text">
      <style:text-properties fo:color="#333333" loext:opacity="100%" fo:letter-spacing="-0.0028in"/>
    </style:style>
    <style:style style:name="T40" style:family="text">
      <style:text-properties fo:color="#333333" loext:opacity="100%" fo:letter-spacing="-0.002in"/>
    </style:style>
    <style:style style:name="T41" style:family="text">
      <style:text-properties fo:color="#333333" loext:opacity="100%" fo:letter-spacing="-0.0008in"/>
    </style:style>
    <style:style style:name="T42" style:family="text">
      <style:text-properties fo:font-size="11pt" style:font-size-asian="11pt"/>
    </style:style>
    <style:style style:name="T43" style:family="text">
      <style:text-properties fo:color="#d32f2f" loext:opacity="100%" style:font-name="Arial" fo:font-size="12pt" fo:font-style="italic" style:font-size-asian="12pt" style:font-style-asian="italic"/>
    </style:style>
    <style:style style:name="T44" style:family="text">
      <style:text-properties fo:color="#d32f2f" loext:opacity="100%" style:font-name="Arial" fo:font-size="12pt" fo:letter-spacing="-0.0063in" fo:font-style="italic" style:font-size-asian="12pt" style:font-style-asian="italic"/>
    </style:style>
    <style:style style:name="T45" style:family="text">
      <style:text-properties fo:color="#d32f2f" loext:opacity="100%" style:font-name="Arial" fo:font-size="12pt" fo:letter-spacing="-0.0047in" fo:font-style="italic" style:font-size-asian="12pt" style:font-style-asian="italic"/>
    </style:style>
    <style:style style:name="T46" style:family="text">
      <style:text-properties fo:color="#d32f2f" loext:opacity="100%" style:font-name="Arial" fo:font-size="12pt" fo:letter-spacing="-0.0016in" fo:font-style="italic" style:font-size-asian="12pt" style:font-style-asian="italic"/>
    </style:style>
    <style:style style:name="T47" style:family="text">
      <style:text-properties style:font-name="Arial" fo:font-size="12pt" fo:font-style="italic" style:font-size-asian="12pt" style:font-style-asian="italic"/>
    </style:style>
    <style:style style:name="T48" style:family="text">
      <style:text-properties style:font-name="Arial" fo:font-size="10pt" fo:letter-spacing="-0.0016in" fo:font-weight="bold" style:font-size-asian="10pt" style:font-weight-asian="bold"/>
    </style:style>
    <style:style style:name="T49" style:family="text">
      <style:text-properties style:font-name="Arial" fo:font-size="10pt" fo:font-weight="bold" style:font-size-asian="10pt" style:font-weight-asian="bold"/>
    </style:style>
    <style:style style:name="T50" style:family="text">
      <style:text-properties style:font-name="Arial" fo:font-size="10pt" fo:letter-spacing="-0.0035in" fo:font-weight="bold" style:font-size-asian="10pt" style:font-weight-asian="bold"/>
    </style:style>
    <style:style style:name="T51" style:family="text">
      <style:text-properties style:font-name="Arial" fo:font-size="13pt" fo:font-weight="bold" style:font-size-asian="13pt" style:font-weight-asian="bold"/>
    </style:style>
    <style:style style:name="T52" style:family="text">
      <style:text-properties fo:font-size="10pt" style:font-size-asian="10pt"/>
    </style:style>
    <style:style style:name="T53" style:family="text">
      <style:text-properties fo:font-size="10pt" fo:letter-spacing="-0.0035in" style:font-size-asian="10pt"/>
    </style:style>
    <style:style style:name="T54" style:family="text">
      <style:text-properties fo:font-size="10pt" fo:letter-spacing="-0.0016in" style:font-size-asian="10pt"/>
    </style:style>
    <style:style style:name="T55" style:family="text">
      <style:text-properties fo:font-size="10pt" fo:letter-spacing="-0.0016in" officeooo:rsid="001cf761" style:font-size-asian="10pt"/>
    </style:style>
    <style:style style:name="T56" style:family="text">
      <style:text-properties fo:font-size="10pt" fo:letter-spacing="-0.0047in" style:font-size-asian="10pt"/>
    </style:style>
    <style:style style:name="T57" style:family="text">
      <style:text-properties fo:font-size="10pt" fo:letter-spacing="-0.0047in" style:font-size-asian="10pt" style:text-scale="96%"/>
    </style:style>
    <style:style style:name="T58" style:family="text">
      <style:text-properties fo:font-size="10pt" fo:letter-spacing="-0.0043in" style:font-size-asian="10pt"/>
    </style:style>
    <style:style style:name="T59" style:family="text">
      <style:text-properties fo:font-size="10pt" fo:letter-spacing="-0.0134in" style:font-size-asian="10pt"/>
    </style:style>
    <style:style style:name="T60" style:family="text">
      <style:text-properties fo:font-size="10pt" fo:letter-spacing="-0.0134in" officeooo:rsid="001cf761" style:font-size-asian="10pt"/>
    </style:style>
    <style:style style:name="T61" style:family="text">
      <style:text-properties fo:font-size="10pt" fo:letter-spacing="-0.002in" style:font-size-asian="10pt"/>
    </style:style>
    <style:style style:name="T62" style:family="text">
      <style:text-properties fo:font-size="10pt" fo:letter-spacing="-0.022in" style:font-size-asian="10pt" style:text-scale="95%"/>
    </style:style>
    <style:style style:name="T63" style:family="text">
      <style:text-properties fo:font-size="10pt" fo:letter-spacing="-0.022in" officeooo:rsid="001cf761" style:font-size-asian="10pt" style:text-scale="95%"/>
    </style:style>
    <style:style style:name="T64" style:family="text">
      <style:text-properties fo:font-size="10pt" fo:letter-spacing="0.0043in" style:font-size-asian="10pt"/>
    </style:style>
    <style:style style:name="T65" style:family="text">
      <style:text-properties fo:font-size="10pt" fo:letter-spacing="-0.0516in" style:font-size-asian="10pt" style:text-scale="96%"/>
    </style:style>
    <style:style style:name="T66" style:family="text">
      <style:text-properties fo:font-size="10pt" fo:letter-spacing="-0.0228in" style:font-size-asian="10pt" style:text-scale="96%"/>
    </style:style>
    <style:style style:name="T67" style:family="text">
      <style:text-properties fo:font-size="10pt" fo:letter-spacing="-0.0429in" style:font-size-asian="10pt" style:text-scale="96%"/>
    </style:style>
    <style:style style:name="T68" style:family="text">
      <style:text-properties fo:font-size="10pt" fo:letter-spacing="0.0055in" style:font-size-asian="10pt"/>
    </style:style>
    <style:style style:name="T69" style:family="text">
      <style:text-properties fo:font-size="10pt" fo:letter-spacing="0.0055in" style:font-size-asian="10pt" style:text-scale="96%"/>
    </style:style>
    <style:style style:name="T70" style:family="text">
      <style:text-properties fo:font-size="10pt" fo:letter-spacing="0.0055in" officeooo:rsid="001cf761" style:font-size-asian="10pt"/>
    </style:style>
    <style:style style:name="T71" style:family="text">
      <style:text-properties fo:font-size="10pt" fo:letter-spacing="-0.0689in" style:font-size-asian="10pt" style:text-scale="96%"/>
    </style:style>
    <style:style style:name="T72" style:family="text">
      <style:text-properties fo:font-size="10pt" fo:letter-spacing="-0.0283in" style:font-size-asian="10pt" style:text-scale="96%"/>
    </style:style>
    <style:style style:name="T73" style:family="text">
      <style:text-properties fo:font-size="10pt" fo:letter-spacing="0.0028in" style:font-size-asian="10pt" style:text-scale="96%"/>
    </style:style>
    <style:style style:name="T74" style:family="text">
      <style:text-properties fo:font-size="10pt" fo:letter-spacing="-0.0693in" style:font-size-asian="10pt" style:text-scale="96%"/>
    </style:style>
    <style:style style:name="T75" style:family="text">
      <style:text-properties fo:font-size="10pt" fo:letter-spacing="0.0102in" style:font-size-asian="10pt" style:text-scale="96%"/>
    </style:style>
    <style:style style:name="T76" style:family="text">
      <style:text-properties fo:font-size="10pt" fo:letter-spacing="-0.0102in" style:font-size-asian="10pt"/>
    </style:style>
    <style:style style:name="T77" style:family="text">
      <style:text-properties fo:font-size="10pt" fo:letter-spacing="-0.0555in" style:font-size-asian="10pt"/>
    </style:style>
    <style:style style:name="T78" style:family="text">
      <style:text-properties fo:font-size="10pt" fo:letter-spacing="-0.0417in" style:font-size-asian="10pt"/>
    </style:style>
    <style:style style:name="T79" style:family="text">
      <style:text-properties fo:font-size="10pt" fo:letter-spacing="-0.0252in" style:font-size-asian="10pt"/>
    </style:style>
    <style:style style:name="T80" style:family="text">
      <style:text-properties fo:font-size="10pt" fo:letter-spacing="0.0047in" style:font-size-asian="10pt"/>
    </style:style>
    <style:style style:name="T81" style:family="text">
      <style:text-properties fo:font-size="10pt" fo:letter-spacing="-0.1098in" style:font-size-asian="10pt"/>
    </style:style>
    <style:style style:name="T82" style:family="text">
      <style:text-properties fo:font-size="10pt" fo:letter-spacing="-0.0335in" style:font-size-asian="10pt"/>
    </style:style>
    <style:style style:name="T83" style:family="text">
      <style:text-properties fo:font-size="10pt" fo:letter-spacing="-0.0327in" style:font-size-asian="10pt"/>
    </style:style>
    <style:style style:name="T84" style:family="text">
      <style:text-properties fo:font-size="10pt" fo:letter-spacing="-0.0256in" style:font-size-asian="10pt"/>
    </style:style>
    <style:style style:name="T85" style:family="text">
      <style:text-properties style:font-name="MS Gothic" fo:font-size="10pt" fo:letter-spacing="-0.0134in" style:font-size-asian="10pt"/>
    </style:style>
    <style:style style:name="T86" style:family="text">
      <style:text-properties style:font-name="MS Gothic" fo:font-size="10pt" fo:letter-spacing="-0.0437in" style:font-size-asian="10pt" style:text-scale="72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Durga</text:span><text:span text:style-name="T2"> </text:span><text:span text:style-name="T1">AI</text:span><text:span text:style-name="T2"> </text:span><text:span text:style-name="T1">—</text:span><text:span text:style-name="T3"> </text:span><text:span text:style-name="T1">Legal</text:span><text:span text:style-name="T3"> </text:span><text:span text:style-name="T1">Shakthi</text:span><text:span text:style-name="T4"> </text:span><text:span text:style-name="T5">Unleashed</text:span></text:p>
      <text:p text:style-name="P20"/>
      <text:h text:style-name="P1" text:outline-level="2"><text:span text:style-name="T6">Investor</text:span><text:span text:style-name="T7"> </text:span><text:span text:style-name="T8">Memo</text:span></text:h>
      <text:p text:style-name="P21"/>
      <text:p text:style-name="P8"><text:span text:style-name="T16">Founder:</text:span><text:span text:style-name="T17"> </text:span><text:span text:style-name="T25">Praveen</text:span><text:span text:style-name="T26"> </text:span><text:span text:style-name="T27">Pandiyan</text:span></text:p>
      <text:p text:style-name="P9"><text:span text:style-name="T16">Company:</text:span><text:span text:style-name="T17"> </text:span><text:span text:style-name="T25">Evolve</text:span><text:span text:style-name="T28"> </text:span><text:span text:style-name="T25">Robot</text:span><text:span text:style-name="T28"> </text:span><text:span text:style-name="T29">Lab</text:span></text:p>
      <text:p text:style-name="P23"><text:span text:style-name="T23">Stage:</text:span><text:span text:style-name="T24"> </text:span><text:span text:style-name="T33">Early</text:span><text:span text:style-name="T34"> </text:span><text:span text:style-name="T33">Prototype</text:span><text:span text:style-name="T35"> </text:span><text:span text:style-name="T36"></text:span><text:span text:style-name="T37"> </text:span><text:span text:style-name="T33">Pilot</text:span><text:span text:style-name="T34"> </text:span><text:span text:style-name="T38">Stage</text:span></text:p>
      <text:p text:style-name="P10"><text:span text:style-name="T16">Sector:</text:span><text:span text:style-name="T18"> </text:span><text:span text:style-name="T25">LegalTech</text:span><text:span text:style-name="T30"> </text:span><text:span text:style-name="T25">/</text:span><text:span text:style-name="T29"> </text:span><text:span text:style-name="T25">AI</text:span><text:span text:style-name="T30"> </text:span><text:span text:style-name="T27">Automation</text:span></text:p>
      <text:h text:style-name="Heading_20_1" text:outline-level="2"><text:span text:style-name="T6">The</text:span><text:span text:style-name="T9"> </text:span><text:span text:style-name="T10">Problem</text:span></text:h>
      <text:p text:style-name="P24"><text:span text:style-name="T33">Legal</text:span><text:span text:style-name="T39"> </text:span><text:span text:style-name="T33">tech</text:span><text:span text:style-name="T40"> </text:span><text:span text:style-name="T33">in</text:span><text:span text:style-name="T40"> </text:span><text:span text:style-name="T33">India</text:span><text:span text:style-name="T39"> </text:span><text:span text:style-name="T33">never</text:span><text:span text:style-name="T40"> </text:span><text:span text:style-name="T33">really</text:span><text:span text:style-name="T39"> </text:span><text:span text:style-name="T33">clicked.</text:span><text:span text:style-name="T40"> </text:span><text:span text:style-name="T33">Lawyers</text:span><text:span text:style-name="T39"> </text:span><text:span text:style-name="T33">earned</text:span><text:span text:style-name="T40"> </text:span><text:span text:style-name="T33">less</text:span><text:span text:style-name="T39"> </text:span><text:span text:style-name="T33">through</text:span><text:span text:style-name="T40"> </text:span><text:span text:style-name="T33">platforms.</text:span><text:span text:style-name="T39"> </text:span><text:span text:style-name="T33">Clients</text:span><text:span text:style-name="T40"> </text:span><text:span text:style-name="T33">paid</text:span><text:span text:style-name="T40"> </text:span><text:span text:style-name="T33">more for slower work. The system punished both sides — so nobody trusted it.</text:span></text:p>
      <text:h text:style-name="P2" text:outline-level="2"><text:span text:style-name="T6">The</text:span><text:span text:style-name="T9"> </text:span><text:span text:style-name="T10">Shift</text:span></text:h>
      <text:p text:style-name="P25"><text:span text:style-name="T33">AI</text:span><text:span text:style-name="T40"> </text:span><text:span text:style-name="T33">changed</text:span><text:span text:style-name="T40"> </text:span><text:span text:style-name="T33">the</text:span><text:span text:style-name="T40"> </text:span><text:span text:style-name="T33">math</text:span><text:span text:style-name="T40"> </text:span><text:span text:style-name="T33">completely.</text:span><text:span text:style-name="T40"> </text:span><text:span text:style-name="T33">Lawyers</text:span><text:span text:style-name="T39"> </text:span><text:span text:style-name="T33">don’t</text:span><text:span text:style-name="T40"> </text:span><text:span text:style-name="T33">need</text:span><text:span text:style-name="T40"> </text:span><text:span text:style-name="T33">to</text:span><text:span text:style-name="T40"> </text:span><text:span text:style-name="T33">type</text:span><text:span text:style-name="T40"> </text:span><text:span text:style-name="T33">every</text:span><text:span text:style-name="T40"> </text:span><text:span text:style-name="T33">line</text:span><text:span text:style-name="T39"> </text:span><text:span text:style-name="T33">anymore.</text:span><text:span text:style-name="T40"> </text:span><text:span text:style-name="T33">They</text:span><text:span text:style-name="T40"> </text:span><text:span text:style-name="T33">just</text:span><text:span text:style-name="T40"> </text:span><text:span text:style-name="T33">review, refine, and send. They make more per hour, clients spend less, and for once — the platform actually helps everyone win.</text:span></text:p>
      <text:h text:style-name="P3" text:outline-level="2"><text:span text:style-name="T6">The</text:span><text:span text:style-name="T9"> </text:span><text:span text:style-name="T10">Solution</text:span></text:h>
      <text:p text:style-name="P26"><text:span text:style-name="T33">That’s what we’re building with </text:span><text:span text:style-name="T23">Durga AI </text:span><text:span text:style-name="T33">— an AI-powered legal assistant made for Indian law and Indian</text:span><text:span text:style-name="T40"> </text:span><text:span text:style-name="T33">lawyers.</text:span><text:span text:style-name="T40"> </text:span><text:span text:style-name="T33">It’s</text:span><text:span text:style-name="T40"> </text:span><text:span text:style-name="T33">not</text:span><text:span text:style-name="T38"> </text:span><text:span text:style-name="T33">a</text:span><text:span text:style-name="T40"> </text:span><text:span text:style-name="T33">chatbot</text:span><text:span text:style-name="T38"> </text:span><text:span text:style-name="T33">pretending</text:span><text:span text:style-name="T40"> </text:span><text:span text:style-name="T33">to</text:span><text:span text:style-name="T38"> </text:span><text:span text:style-name="T33">be</text:span><text:span text:style-name="T38"> </text:span><text:span text:style-name="T33">a</text:span><text:span text:style-name="T40"> </text:span><text:span text:style-name="T33">lawyer.</text:span><text:span text:style-name="T40"> </text:span><text:span text:style-name="T33">It’s</text:span><text:span text:style-name="T40"> </text:span><text:span text:style-name="T33">a</text:span><text:span text:style-name="T40"> </text:span><text:span text:style-name="T33">digital</text:span><text:span text:style-name="T40"> </text:span><text:span text:style-name="T33">teammate</text:span><text:span text:style-name="T38"> </text:span><text:span text:style-name="T33">that</text:span><text:span text:style-name="T40"> </text:span><text:span text:style-name="T33">drafts</text:span><text:span text:style-name="T40"> </text:span><text:span text:style-name="T33">NDAs, formats contracts, finds relevant laws, and learns from real Indian legal context.</text:span></text:p>
      <text:list xml:id="list2749545569" text:style-name="WWNum1">
        <text:list-item>
          <text:p text:style-name="P5"><text:span text:style-name="T43">Legal</text:span><text:span text:style-name="T44"> </text:span><text:span text:style-name="T43">Shakthi,</text:span><text:span text:style-name="T45"> </text:span><text:span text:style-name="T46">Unleashed.</text:span></text:p>
        </text:list-item>
      </text:list>
      <text:h text:style-name="P4" text:outline-level="2"><text:span text:style-name="T6">Early</text:span><text:span text:style-name="T11"> </text:span><text:span text:style-name="T10">Traction</text:span></text:h>
      <text:list xml:id="list338169773" text:style-name="WWNum2">
        <text:list-item>
          <text:p text:style-name="P6"><text:span text:style-name="T25">MVP</text:span><text:span text:style-name="T30"> </text:span><text:span text:style-name="T25">ready</text:span><text:span text:style-name="T30"> </text:span><text:span text:style-name="T25">and</text:span><text:span text:style-name="T29"> </text:span><text:span text:style-name="T25">running</text:span><text:span text:style-name="T29"> </text:span><text:span text:style-name="T27">smoothly.</text:span></text:p>
        </text:list-item>
        <text:list-item>
          <text:p text:style-name="P7"><text:span text:style-name="T25">Already</text:span><text:span text:style-name="T31"> </text:span><text:span text:style-name="T25">tested</text:span><text:span text:style-name="T30"> </text:span><text:span text:style-name="T25">by</text:span><text:span text:style-name="T30"> </text:span><text:span text:style-name="T25">practicing</text:span><text:span text:style-name="T31"> </text:span><text:span text:style-name="T25">lawyers</text:span><text:span text:style-name="T30"> </text:span><text:span text:style-name="T25">in</text:span><text:span text:style-name="T30"> </text:span><text:span text:style-name="T25">Tamil</text:span><text:span text:style-name="T29"> </text:span><text:span text:style-name="T27">Nadu.</text:span></text:p>
        </text:list-item>
        <text:list-item>
          <text:p text:style-name="P7"><text:span text:style-name="T25">Law</text:span><text:span text:style-name="T30"> </text:span><text:span text:style-name="T25">firms</text:span><text:span text:style-name="T30"> </text:span><text:span text:style-name="T25">showing</text:span><text:span text:style-name="T30"> </text:span><text:span text:style-name="T25">interest</text:span><text:span text:style-name="T30"> </text:span><text:span text:style-name="T25">in</text:span><text:span text:style-name="T30"> </text:span><text:span text:style-name="T25">private</text:span><text:span text:style-name="T30"> </text:span><text:span text:style-name="T27">deployments.</text:span></text:p>
        </text:list-item>
        <text:list-item>
          <text:p text:style-name="P7"><text:span text:style-name="T25">Colleges</text:span><text:span text:style-name="T29"> </text:span><text:span text:style-name="T25">in</text:span><text:span text:style-name="T29"> </text:span><text:span text:style-name="T25">talks</text:span><text:span text:style-name="T29"> </text:span><text:span text:style-name="T25">for</text:span><text:span text:style-name="T30"> </text:span><text:span text:style-name="T25">pilot</text:span><text:span text:style-name="T30"> </text:span><text:span text:style-name="T25">programs</text:span><text:span text:style-name="T29"> </text:span><text:span text:style-name="T25">to</text:span><text:span text:style-name="T29"> </text:span><text:span text:style-name="T25">train</text:span><text:span text:style-name="T29"> </text:span><text:span text:style-name="T25">students</text:span><text:span text:style-name="T29"> </text:span><text:span text:style-name="T25">with</text:span><text:span text:style-name="T29"> it.</text:span></text:p>
        </text:list-item>
      </text:list>
      <text:h text:style-name="Heading_20_1" text:outline-level="2"><text:span text:style-name="T6">Funding</text:span><text:span text:style-name="T12"> </text:span><text:span text:style-name="T8">Plan</text:span></text:h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3"><text:span text:style-name="T48">Stage</text:span></text:p>
          </table:table-cell>
          <table:table-cell table:style-name="Table1.A1" office:value-type="string">
            <text:p text:style-name="P13"><text:span text:style-name="T50">Use</text:span></text:p>
          </table:table-cell>
          <table:table-cell table:style-name="Table1.A1" office:value-type="string">
            <text:p text:style-name="P13"><text:span text:style-name="T48">Amount</text:span></text:p>
          </table:table-cell>
          <table:table-cell table:style-name="Table1.A1" office:value-type="string">
            <text:p text:style-name="P13"><text:span text:style-name="T48">Duration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52">Seed</text:span><text:span text:style-name="T53"> </text:span><text:span text:style-name="T54">Stage</text:span></text:p>
          </table:table-cell>
          <table:table-cell table:style-name="Table1.B2" office:value-type="string">
            <text:p text:style-name="P14"><text:span text:style-name="T52">Product</text:span><text:span text:style-name="T56"> </text:span><text:span text:style-name="T52">polish,</text:span><text:span text:style-name="T58"> </text:span><text:span text:style-name="T52">pilot</text:span><text:span text:style-name="T58"> </text:span><text:span text:style-name="T52">programs,</text:span><text:span text:style-name="T58"> </text:span><text:span text:style-name="T52">and</text:span><text:span text:style-name="T58"> </text:span><text:span text:style-name="T52">early</text:span><text:span text:style-name="T53"> </text:span><text:span text:style-name="T52">user</text:span><text:span text:style-name="T53"> onboarding</text:span></text:p>
          </table:table-cell>
          <table:table-cell table:style-name="Table1.C2" office:value-type="string">
            <text:p text:style-name="P15"><text:span text:style-name="T59">₹40 </text:span><text:span text:style-name="T60">L</text:span><text:span text:style-name="T59">akhs</text:span></text:p>
          </table:table-cell>
          <table:table-cell table:style-name="Table1.D2" office:value-type="string">
            <text:p text:style-name="P16"><text:span text:style-name="T52">6</text:span><text:span text:style-name="T61"> </text:span><text:span text:style-name="T54">months</text:span></text:p>
          </table:table-cell>
        </table:table-row>
        <table:table-row table:style-name="Table1.1">
          <table:table-cell table:style-name="Table1.A3" office:value-type="string">
            <text:p text:style-name="P13"><text:span text:style-name="T52">Growth</text:span><text:span text:style-name="T56"> </text:span><text:span text:style-name="T54">Stage</text:span></text:p>
          </table:table-cell>
          <table:table-cell table:style-name="Table1.B3" office:value-type="string">
            <text:p text:style-name="P17"><text:span text:style-name="T52">Scale</text:span><text:span text:style-name="T53"> </text:span><text:span text:style-name="T52">to</text:span><text:span text:style-name="T53"> </text:span><text:span text:style-name="T52">3</text:span><text:span text:style-name="T53"> </text:span><text:span text:style-name="T52">major</text:span><text:span text:style-name="T58"> </text:span><text:span text:style-name="T52">cities,</text:span><text:span text:style-name="T53"> </text:span><text:span text:style-name="T52">add</text:span><text:span text:style-name="T53"> </text:span><text:span text:style-name="T52">multi-language</text:span><text:span text:style-name="T53"> </text:span><text:span text:style-name="T54">suppo</text:span><text:span text:style-name="T55">rt, and roll out subscriptions</text:span></text:p>
          </table:table-cell>
          <table:table-cell table:style-name="Table1.C3" office:value-type="string">
            <text:p text:style-name="P18"><text:span text:style-name="T62">₹</text:span><text:span text:style-name="T63">8 0 L a k h s</text:span></text:p>
          </table:table-cell>
          <table:table-cell table:style-name="Table1.D3" office:value-type="string">
            <text:p text:style-name="P19"><text:span text:style-name="T70"><text:s text:c="2"/></text:span><text:span text:style-name="T68">12 months</text:span></text:p>
          </table:table-cell>
        </table:table-row>
      </table:table>
      <text:p text:style-name="P11"><text:span text:style-name="T13">The</text:span><text:span text:style-name="T14"> </text:span><text:span text:style-name="T15">Vision</text:span></text:p>
      <text:p text:style-name="P28"><text:span text:style-name="T33">Durga</text:span><text:span text:style-name="T34"> </text:span><text:span text:style-name="T33">AI</text:span><text:span text:style-name="T35"> </text:span><text:span text:style-name="T33">isn’t</text:span><text:span text:style-name="T35"> </text:span><text:span text:style-name="T33">here</text:span><text:span text:style-name="T39"> </text:span><text:span text:style-name="T33">to</text:span><text:span text:style-name="T35"> </text:span><text:span text:style-name="T33">replace</text:span><text:span text:style-name="T35"> </text:span><text:span text:style-name="T33">lawyers.</text:span><text:span text:style-name="T34"> </text:span><text:span text:style-name="T33">It’s</text:span><text:span text:style-name="T39"> </text:span><text:span text:style-name="T33">here</text:span><text:span text:style-name="T35"> </text:span><text:span text:style-name="T33">to</text:span><text:span text:style-name="T39"> </text:span><text:span text:style-name="T33">give</text:span><text:span text:style-name="T35"> </text:span><text:span text:style-name="T33">them</text:span><text:span text:style-name="T39"> </text:span><text:span text:style-name="T33">their</text:span><text:span text:style-name="T34"> </text:span><text:span text:style-name="T33">time,</text:span><text:span text:style-name="T39"> </text:span><text:span text:style-name="T33">focus,</text:span><text:span text:style-name="T35"> </text:span><text:span text:style-name="T33">and</text:span><text:span text:style-name="T39"> </text:span><text:span text:style-name="T33">power</text:span><text:span text:style-name="T35"> </text:span><text:span text:style-name="T38">back.</text:span></text:p>
      <text:p text:style-name="P27"><text:span text:style-name="T33">By</text:span><text:span text:style-name="T38"> </text:span><text:span text:style-name="T33">grounding</text:span><text:span text:style-name="T40"> </text:span><text:span text:style-name="T33">AI</text:span><text:span text:style-name="T40"> </text:span><text:span text:style-name="T33">in</text:span><text:span text:style-name="T40"> </text:span><text:span text:style-name="T33">Indian</text:span><text:span text:style-name="T38"> </text:span><text:span text:style-name="T33">law</text:span><text:span text:style-name="T38"> </text:span><text:span text:style-name="T33">and</text:span><text:span text:style-name="T38"> </text:span><text:span text:style-name="T33">culture,</text:span><text:span text:style-name="T40"> </text:span><text:span text:style-name="T33">we’re</text:span><text:span text:style-name="T38"> </text:span><text:span text:style-name="T33">not</text:span><text:span text:style-name="T40"> </text:span><text:span text:style-name="T33">just</text:span><text:span text:style-name="T38"> </text:span><text:span text:style-name="T33">building</text:span><text:span text:style-name="T38"> </text:span><text:span text:style-name="T33">software</text:span><text:span text:style-name="T40"> </text:span><text:span text:style-name="T33">—</text:span><text:span text:style-name="T41"> </text:span><text:span text:style-name="T33">we’re</text:span><text:span text:style-name="T38"> </text:span><text:span text:style-name="T33">building</text:span><text:span text:style-name="T40"> </text:span><text:span text:style-name="T33">trust</text:span><text:span text:style-name="T38"> </text:span><text:span text:style-name="T33">in automation for one of India’s oldest professions.</text:span></text:p>
      <text:p text:style-name="P12"><text:span text:style-name="T25">This</text:span><text:span text:style-name="T27"> </text:span><text:span text:style-name="T25">is</text:span><text:span text:style-name="T27"> </text:span><text:span text:style-name="T25">how</text:span><text:span text:style-name="T27"> </text:span><text:span text:style-name="T25">law</text:span><text:span text:style-name="T27"> </text:span><text:span text:style-name="T25">becomes</text:span><text:span text:style-name="T27"> </text:span><text:span text:style-name="T25">faster,</text:span><text:span text:style-name="T32"> </text:span><text:span text:style-name="T25">fairer,</text:span><text:span text:style-name="T27"> </text:span><text:span text:style-name="T25">and</text:span><text:span text:style-name="T32"> </text:span><text:span text:style-name="T25">more</text:span><text:span text:style-name="T32"> </text:span><text:span text:style-name="T25">human</text:span><text:span text:style-name="T27"> </text:span><text:span text:style-name="T25">again.</text:span><text:span text:style-name="T27"> </text:span><text:span text:style-name="T25">That’s</text:span><text:span text:style-name="T27"> </text:span><text:span text:style-name="T16">Durga</text:span><text:span text:style-name="T19"> </text:span><text:span text:style-name="T16">AI</text:span><text:span text:style-name="T19"> </text:span><text:span text:style-name="T25">—</text:span><text:span text:style-name="T27"> </text:span><text:span text:style-name="T21">Legal</text:span><text:span text:style-name="T20"> </text:span><text:soft-page-break/><text:span text:style-name="T21">Shakthi, </text:span><text:span text:style-name="T22">Unleash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wiss"/>
    <style:font-face style:name="MS Gothic2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Arial MT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89in" fo:margin-right="0in" fo:margin-top="0.1161in" fo:margin-bottom="0in" style:contextual-spacing="false" fo:text-indent="0in" style:auto-text-indent="false"/>
      <style:text-properties style:font-name="Arial MT" fo:font-family="'Arial MT'" style:font-family-generic="roman" style:font-pitch="variable" fo:font-size="11pt" fo:language="en" fo:country="U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89in" fo:margin-right="0in" fo:margin-top="0.1736in" fo:margin-bottom="0in" style:contextual-spacing="false" fo:text-indent="0in" style:auto-text-indent="false"/>
      <style:text-properties style:font-name="Arial" fo:font-family="Arial" style:font-family-generic="roman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in" fo:margin-right="0.0075in" fo:margin-top="0.0874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8pt" fo:language="en" fo:country="US" fo:font-weight="bold" style:font-name-asian="Arial1" style:font-family-asian="Arial" style:font-family-generic-asian="system" style:font-pitch-asian="variabl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1835in" fo:margin-right="0in" fo:margin-top="0.1161in" fo:margin-bottom="0in" style:contextual-spacing="false" fo:text-indent="-0.0945in" style:auto-text-indent="false"/>
      <style:text-properties style:font-name="Arial MT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835in" fo:margin-right="0in" fo:margin-top="0.0465in" fo:margin-bottom="0in" style:contextual-spacing="false" fo:text-indent="0in" style:auto-text-indent="false"/>
      <style:text-properties style:font-name="Arial MT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333333" loext:opacity="100%" fo:font-size="11pt" fo:letter-spacing="normal" fo:language="en" fo:country="U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d32f2f" loext:opacity="100%" fo:font-size="12pt" fo:letter-spacing="normal" fo:language="en" fo:country="US" fo:font-style="normal" fo:font-weight="normal" style:font-name-asian="MS Gothic2" style:font-family-asian="'MS Gothic'" style:font-family-generic-asian="system" style:font-pitch-asian="variable" style:font-size-asian="12pt" style:language-asian="en" style:country-asian="US" style:font-style-asian="normal" style:font-weight-asian="normal" style:font-name-complex="MS Gothic2" style:font-family-complex="'MS Gothic'" style:font-family-generic-complex="system" style:font-pitch-complex="variable" style:font-size-complex="12pt" style:language-complex="ar" style:country-complex="SA" style:font-style-complex="normal" style:font-weight-complex="normal" style:text-scale="75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0.1839in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0.852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1.5244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2.195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2.868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3.540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4.211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4.8839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957in" fo:margin-left="5.55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loext:num-list-format="■" style:num-suffix="■" text:bullet-char="■">
        <style:list-level-properties text:list-level-position-and-space-mode="label-alignment">
          <style:list-level-label-alignment text:label-followed-by="listtab" fo:text-indent="-0.1736in" fo:margin-left="2.5591in"/>
        </style:list-level-properties>
        <style:text-properties fo:font-family="'MS Gothic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2.9898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3.4244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3.8583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4.292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4.728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5.161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5.596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736in" fo:margin-left="6.03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6929in" style:num-format="1" style:print-orientation="portrait" fo:margin-top="0.7083in" fo:margin-bottom="0.1945in" fo:margin-left="0.689in" fo:margin-right="0.689in" style:writing-mode="lr-tb" style:layout-grid-color="#c0c0c0" style:layout-grid-lines="2740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9:58:28</meta:creation-date>
    <dc:date>2025-11-03T15:33:23.887564116</dc:date>
    <meta:editing-duration>PT4M48S</meta:editing-duration>
    <meta:generator>LibreOffice/7.3.7.2$Linux_X86_64 LibreOffice_project/30$Build-2</meta:generator>
    <meta:editing-cycles>1</meta:editing-cycles>
    <meta:document-statistic meta:table-count="1" meta:image-count="0" meta:object-count="0" meta:page-count="2" meta:paragraph-count="35" meta:word-count="285" meta:character-count="1703" meta:non-whitespace-character-count="1450"/>
    <meta:user-defined meta:name="AppVersion">12.0000</meta:user-defined>
    <meta:user-defined meta:name="Created" meta:value-type="date">2025-11-03T00:00:00</meta:user-defined>
    <meta:user-defined meta:name="Creator">Mozilla Firefox 144.0.2</meta:user-defined>
    <meta:user-defined meta:name="LastSaved" meta:value-type="date">2025-11-03T00:00:00</meta:user-defined>
    <meta:user-defined meta:name="Producer" meta:value-type="string">cairo 1.18.0 (https://cairographics.org)</meta:user-defined>
    <meta:template xlink:type="simple" xlink:actuate="onRequest" xlink:title="Normal" xlink:href=""/>
  </office:meta>
</office:document-meta>
</file>